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>
            <text:p>zigzag</text:p>
          </table:table-cell>
          <table:table-cell office:value-type="string">
            <text:p>linearpagein</text:p>
          </table:table-cell>
          <table:table-cell office:value-type="string">
            <text:p>reverselinearpagein</text:p>
          </table:table-cell>
          <table:table-cell office:value-type="string">
            <text:p>randompagein</text:p>
          </table:table-cell>
          <table:table-cell office:value-type="string">
            <text:p>Zg + Zg</text:p>
          </table:table-cell>
          <table:table-cell office:value-type="string">
            <text:p>Zg + Rnd</text:p>
          </table:table-cell>
          <table:table-cell office:value-type="string">
            <text:p>Zg + Ln</text:p>
          </table:table-cell>
        </table:table-row>
        <table:table-row table:style-name="ro2">
          <table:table-cell office:value-type="string">
            <text:p>linear probing</text:p>
          </table:table-cell>
          <table:table-cell table:number-columns-repeated="7"/>
        </table:table-row>
        <table:table-row table:style-name="ro2">
          <table:table-cell office:value-type="string">
            <text:p>linear probing + fairness</text:p>
          </table:table-cell>
          <table:table-cell office:value-type="string">
            <text:p>32070, 14671</text:p>
          </table:table-cell>
          <table:table-cell office:value-type="string">
            <text:p>25374, 20317</text:p>
          </table:table-cell>
          <table:table-cell office:value-type="string">
            <text:p>25789, 20727</text:p>
          </table:table-cell>
          <table:table-cell office:value-type="string">
            <text:p>22578, 5301</text:p>
          </table:table-cell>
          <table:table-cell table:number-columns-repeated="3"/>
        </table:table-row>
        <table:table-row table:style-name="ro2">
          <table:table-cell office:value-type="string">
            <text:p>page age</text:p>
          </table:table-cell>
          <table:table-cell table:number-columns-repeated="7"/>
        </table:table-row>
        <table:table-row table:style-name="ro2">
          <table:table-cell office:value-type="string">
            <text:p>page age + fairness</text:p>
          </table:table-cell>
          <table:table-cell office:value-type="string">
            <text:p>18707, 1474</text:p>
          </table:table-cell>
          <table:table-cell office:value-type="string">
            <text:p>24541, 19494</text:p>
          </table:table-cell>
          <table:table-cell office:value-type="string">
            <text:p>28710, 23615</text:p>
          </table:table-cell>
          <table:table-cell office:value-type="string">
            <text:p>22583, 5306</text:p>
          </table:table-cell>
          <table:table-cell table:number-columns-repeated="3"/>
        </table:table-row>
        <table:table-row table:style-name="ro2" table:number-rows-repeated="104857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tej Kanwar</meta:initial-creator>
    <meta:creation-date>2012-12-10T22:34:59</meta:creation-date>
    <dc:date>2012-12-10T22:56:05</dc:date>
    <dc:creator>Gurtej Kanwar</dc:creator>
    <meta:editing-duration>PT15M25S</meta:editing-duration>
    <meta:editing-cycles>3</meta:editing-cycles>
    <meta:generator>LibreOffice/3.5$Linux_X86_64 LibreOffice_project/350m1$Build-2</meta:generator>
    <meta:document-statistic meta:table-count="3" meta:cell-count="19" meta:object-count="0"/>
  </office:meta>
</office:document-meta>
</file>